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presentation:style-name="a414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“Word” that probably appears in no or few files on most computers</text:span><text:span text:style-name="a383" text:class-names="">:</text:span></text:p>
              </text:list-item>
            </text:list>
            <text:list text:style-name="a389">
              <text:list-item>
                <text:p text:style-name="a388" text:class-names="" text:cond-style-name=""><text:span text:style-name="a386" text:class-names="">ghascekuche</text:span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3" text:class-names="">Microsoft<text:s text:c="1"/></text:span><text:span text:style-name="a394" text:class-names="">PowerPoint<text:s text:c="1"/></text:span><text:span text:style-name="a395" text:class-names="">for Mac</text:span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Version 16.9 (180116</text:span><text:span text:style-name="a399" text:class-names="">)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Created using the program above using “Save As” with the format choice below:</text:span></text:p>
              </text:list-item>
            </text:list>
            <text:list text:style-name="a413">
              <text:list-item>
                <text:p text:style-name="a412" text:class-names="" text:cond-style-name=""><text:span text:style-name="a408" text:class-names="">OpenDocument Presentation (.</text:span><text:span text:style-name="a409" text:class-names="">odp</text:span><text:span text:style-name="a410" text:class-names="">)</text:span><text:span text:style-name="a4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Office User</meta:initial-creator>
    <dc:creator>Microsoft Office User</dc:creator>
    <meta:creation-date>2018-06-18T03:57:54Z</meta:creation-date>
    <dc:date>2018-06-18T04:12:18Z</dc:date>
    <meta:template xlink:href="" xlink:type="simple"/>
    <meta:editing-cycles>5</meta:editing-cycles>
    <meta:editing-duration>PT864S</meta:editing-duration>
    <meta:document-statistic meta:paragraph-count="8" meta:word-count="46"/>
  </office:meta>
</office:document-meta>
</file>